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</office:automatic-styles>
  <office:body>
    <office:text text:use-soft-page-breaks="true">
      <text:p text:style-name="P1">Boonus (3p):</text:p>
      <text:p text:style-name="Normal">Kuidas näeks loend [8, 3, 5, 4, 7, 6, 2] välja pärast esimest läbimist antud algoritmidepuhul</text:p>
      <text:list text:style-name="LFO1" text:continue-numbering="true">
        <text:list-item>
          <text:p text:style-name="P2">Bubble Sort</text:p>
        </text:list-item>
      </text:list>
      <text:p text:style-name="ListParagraph">[3, 5, 4, 7, 6, 2, 8]</text:p>
      <text:list text:style-name="LFO1" text:continue-numbering="true">
        <text:list-item>
          <text:p text:style-name="P3">Selection Sort</text:p>
        </text:list-item>
      </text:list>
      <text:p text:style-name="ListParagraph">[2, 3, 5, 4, 7, 6, 8]</text:p>
      <text:list text:style-name="LFO1" text:continue-numbering="true">
        <text:list-item>
          <text:p text:style-name="P4">Insertion Sort</text:p>
        </text:list-item>
      </text:list>
      <text:p text:style-name="ListParagraph">[2, 3, 4, 5, 6, 7, 8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t" fo:country="E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kk-Kaspar Tammi</meta:initial-creator>
    <dc:creator>Mikk-Kaspar Tammi</dc:creator>
    <meta:creation-date>2024-11-01T11:51:00Z</meta:creation-date>
    <dc:date>2024-11-01T11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14" meta:row-count="1" meta:non-whitespace-character-count="184"/>
  </office:meta>
</office:document-meta>
</file>